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666666" fo:font-style="italic" fo:font-weight="bold" officeooo:rsid="0003b1c9" officeooo:paragraph-rsid="0003b1c9" style:font-style-asian="italic" style:font-weight-asian="bold" style:font-style-complex="italic" style:font-weight-complex="bold"/>
    </style:style>
    <style:style style:name="P2" style:family="paragraph" style:parent-style-name="Text_20_body">
      <style:text-properties officeooo:paragraph-rsid="0003b1c9"/>
    </style:style>
    <style:style style:name="P3" style:family="paragraph" style:parent-style-name="Heading_20_2">
      <style:text-properties officeooo:paragraph-rsid="0003b1c9"/>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officeooo:rsid="0003b1c9" officeooo:paragraph-rsid="00092367"/>
    </style:style>
    <style:style style:name="P7" style:family="paragraph" style:parent-style-name="Text_20_body">
      <style:text-properties officeooo:rsid="0003b1c9" officeooo:paragraph-rsid="000a8618"/>
    </style:style>
    <style:style style:name="P8" style:family="paragraph" style:parent-style-name="Text_20_body">
      <style:text-properties officeooo:paragraph-rsid="00092367"/>
    </style:style>
    <style:style style:name="P9" style:family="paragraph" style:parent-style-name="Text_20_body">
      <style:text-properties officeooo:rsid="00092367" officeooo:paragraph-rsid="00092367"/>
    </style:style>
    <style:style style:name="P10" style:family="paragraph" style:parent-style-name="Text_20_body">
      <style:text-properties officeooo:paragraph-rsid="000a8618"/>
    </style:style>
    <style:style style:name="P11" style:family="paragraph" style:parent-style-name="Text_20_body">
      <style:text-properties officeooo:paragraph-rsid="000b0e16"/>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Heading_20_1">
      <style:paragraph-properties fo:break-before="page"/>
      <style:text-properties officeooo:paragraph-rsid="000a8618"/>
    </style:style>
    <style:style style:name="T1" style:family="text">
      <style:text-properties officeooo:rsid="0003b1c9"/>
    </style:style>
    <style:style style:name="T2" style:family="text">
      <style:text-properties officeooo:rsid="0004cc3d"/>
    </style:style>
    <style:style style:name="T3" style:family="text">
      <style:text-properties officeooo:rsid="00092367"/>
    </style:style>
    <style:style style:name="T4" style:family="text">
      <style:text-properties officeooo:rsid="000a8618"/>
    </style:style>
    <style:style style:name="T5" style:family="text">
      <style:text-properties officeooo:rsid="000b0e1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1 Licencia CLUF</text:h>
      <text:list xml:id="list3232226008586433530" text:style-name="L1">
        <text:list-item>
          <text:p text:style-name="P12">Identificar 5 características permitidas y </text:p>
        </text:list-item>
        <text:list-item>
          <text:p text:style-name="P4">Identificar 5 características prohibidas. </text:p>
        </text:list-item>
      </text:list>
      <text:p text:style-name="P6"><text:tab/>Se permite: <text:span text:style-name="T3">Instalación y uso, derechos alternativos de almacenamiento y uso en red, concesión de licencia para escritorio remoto, concesión de licencia para asistencia remota y concesión de licencia para Elementos multimedia</text:span></text:p>
      <text:p text:style-name="P8"><text:span text:style-name="T1"><text:tab/>Se prohíbe: No puede vender, conceder en licencia ni distribuir copias de los Elementos multimedia de forma independiente ni como parte de ninguna colección, producto o servicio donde el valor principal del producto o servicio esté en los elementos multimedia, conceder a los clientes de su producto o servicio derecho alguno a otorgar licencia o distribuir los elementos multimedia, otorgar licencia ni distribuir ninguno de los Elementos multimedia que incluyan representaciones</text:span></text:p>
      <text:p text:style-name="P9">de individuos, gobiernos, logotipos, iniciales, emblemas, marcas comerciales o personas jurídicas identificables para ningún propósito comercial ni para expresar o implicar su recomendación o asociación con un producto, servicio, persona jurídica o actividad, crear trabajos obscenos ni escandalosos, como se definen en la legislación aplicable en el momentoen que se cree la obra utilizando los elementos multimedia y copiar ni publicar las plantillas disponibles mediante los servicios basados en Internet en ningún equipo de red ni difundirlas en ningún medio.</text:p>
      <text:p text:style-name="P2"/>
      <text:h text:style-name="P3" text:outline-level="2">1.2 Licencia GPL</text:h>
      <text:list xml:id="list8244050513596796815" text:style-name="L2">
        <text:list-item>
          <text:p text:style-name="P13">Identificar 5 características permitidas y </text:p>
        </text:list-item>
        <text:list-item>
          <text:p text:style-name="P5">Identificar 5 características prohibidas. </text:p>
        </text:list-item>
      </text:list>
      <text:p text:style-name="P7"><text:tab/>Se permite: <text:span text:style-name="T4">Usted <text:s text:c="2"/>puede <text:s text:c="2"/>copiar <text:s text:c="2"/>y <text:s text:c="2"/>distribuir <text:s text:c="2"/>copias <text:s text:c="2"/>literales <text:s text:c="2"/>del <text:s text:c="2"/>código <text:s text:c="2"/>fuente <text:s text:c="2"/>del <text:s text:c="2"/>Programa, puede modificar su copia o copias del Programa o de cualquier porción de él, no está obligado a aceptar esta licencia, ya que no la ha firmado y cada vez que redistribuya el Programa (o cualquier trabajo basado en el Programa), el receptor recibe automáticamente una licencia del licenciatario original para copiar, distribuir o modificar el Programa, de forma sujeta a estos términos y condiciones.</text:span></text:p>
      <text:p text:style-name="P10"><text:tab/><text:span text:style-name="T2">Se prohíbe: No puede imponer al receptor ninguna restricción más sobre el ejercicio de los derechos aquí garantizados, copiar, modificar, sublicenciar o distribuir el Programa excepto como prevé expresamente esta Licencia, realizar distribuciones de forma que se satisfagan simultáneamente sus <text:s/>obligaciones bajo esta licencia y cualquier otra obligación pertinente entonces, como consecuencia, distribuir el Programa de ninguna forma y será el autor/donante quien decida si quiere distribuir software mediante cualquier otro sistema y una licencia no puede imponer esa elección. </text:span></text:p>
      <text:h text:style-name="P14" text:outline-level="1"><text:bookmark text:name="user-content-2-distribuciones"/>2. Distribuciones</text:h>
      <text:p text:style-name="P11"><text:span text:style-name="T5">MX Linux: </text:span>MX Linux, distribución de Línux orientada a escritorios, basada en la rama estable de Debian, es un proyecto cooperativo entre las comunidades de antiX y el antiguo MEPIS. Usando Xfce como el escritorio por defecto, es un sistema operativo de medio peso diseñado para combinar un escritorio elegante y eficiente con una configuración simple, alta estabilidad, desempeño sólido y un espacio de tamaño medio. <text:span text:style-name="T5">Se podría utilizar en equipos con algunos años para darles una segunda vida.</text:span></text:p>
      <text:p text:style-name="P11"><text:span text:style-name="T5">Manjaro: </text:span>Manjaro Linux es una distribución basada en Arch Linux orientada al escritorio y amigable con el usuario. Algunas de sus características más destacadas incluyen un proceso de instalación intuitivo, autodetección de equipo físico, "scripts" especiales del bash para manejar controladores gráficos y opciones extras de configuración del escritorio. Manjaro Linux viene en tres ediciones presentando los escritorios de Xfce, GNOME 3 (con el intérprete de comandos Cinnamon) y KDE. <text:span text:style-name="T5">Al ser bastante amigable y segura es una buena opción para equipos antiguos.</text:span></text:p>
      <text:p text:style-name="P11"><text:span text:style-name="T5">Mint: </text:span>Linux Mint es una distribución basada en Ubuntu cuya meta es proveer una experiencia más completa lista para usarse mediante la inclusión de complementos del navegador, códecs multimedia, soporte de reproducción de DVD, Java y otros componentes. También agrega un escritorio y menús a la medida, varias herramientas de configuración únicas y una interface de instalación de paquetes basada en red. Linux Mint es compatible con los repositorios de programas de Ubuntu. <text:span text:style-name="T5">La distribución de debian más simple y ligera, ideal para equipos de muy pocos recursos.</text:span></text:p>
      <text:p text:style-name="P11"><text:span text:style-name="T5">Pop os: Pop! _OS es una distribución de Linux basada en Ubuntu que presenta un escritorio GNOME personalizado. Pop! _OS está diseñado para tener una cantidad mínima de desorden en el escritorio sin distracciones para permitir que el usuario se concentre en el trabajo. La distribución es desarrollada por el minorista de computadoras Linux System76. Se podría definir como la distribución ideal para los trabajadores en empresa.</text:span></text:p>
      <text:p text:style-name="P11"><text:span text:style-name="T5">Ubuntu: </text:span>Ubuntu es un completo sistema operativo Línux de escritorio, disponible gratuitamente con soporte tanto de la comunidad como profesional. La comunidad Ubuntu está construida sobre las ideas consagradas en el Manifiesto de Ubuntu: Que el software debe estar disponible libre de cargos, que las herramientas informáticas deben ser usables por gente en su propia lengua y a pesar de cualquier discapacidad, así como el que la gente debe poseer la libertad de personalizar y modificar sus programas en cualesquier forma que les parezca. "Ubuntu" es una antigua palabra africana que significa "humanidad para los otros". La distribución Ubuntu trae el espíritu de Ubuntu al mundo del software. <text:span text:style-name="T5">Es la optativa más común para todos los usuarios que no quieran windows ya que viene precargada con software ofimático y con gran cantidad de software privativo preparado para el é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tyle="italic" fo:font-weight="bold" officeooo:rsid="0003b1c9" officeooo:paragraph-rsid="0003b1c9" style:font-style-asian="italic" style:font-weight-asian="bold" style:font-style-complex="italic" style:font-weight-complex="bold"/>
    </style:style>
    <style:style style:name="MT1" style:family="text">
      <style:text-properties officeooo:rsid="0003b1c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DP<text:tab/><text:tab/>Adrián Fuentes Hernández</text:p>
      </style:header>
      <style:footer>
        <text:p text:style-name="Footer"><text:tab/><text:page-number text:select-page="current">1</text:page-number> <text:span text:style-name="MT1">de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3T09:11:30.066955743</meta:creation-date>
    <dc:date>2020-10-29T12:19:20.424006555</dc:date>
    <meta:editing-duration>PT15M48S</meta:editing-duration>
    <meta:editing-cycles>2</meta:editing-cycles>
    <meta:generator>LibreOffice/5.1.6.2$Linux_X86_64 LibreOffice_project/10m0$Build-2</meta:generator>
    <meta:document-statistic meta:table-count="0" meta:image-count="0" meta:object-count="0" meta:page-count="2" meta:paragraph-count="19" meta:word-count="835" meta:character-count="5552" meta:non-whitespace-character-count="4705"/>
  </office:meta>
</office:document-meta>
</file>